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5.753" calcext:value-type="float">
            <text:p>5.753</text:p>
          </table:table-cell>
          <table:table-cell/>
          <table:table-cell office:value-type="float" office:value="5.999" calcext:value-type="float">
            <text:p>5.999</text:p>
          </table:table-cell>
          <table:table-cell table:number-columns-repeated="6"/>
        </table:table-row>
        <table:table-row table:style-name="ro1">
          <table:table-cell office:value-type="float" office:value="4.163" calcext:value-type="float">
            <text:p>4.163</text:p>
          </table:table-cell>
          <table:table-cell/>
          <table:table-cell office:value-type="float" office:value="6.3" calcext:value-type="float">
            <text:p>6.3</text:p>
          </table:table-cell>
          <table:table-cell table:number-columns-repeated="6"/>
        </table:table-row>
        <table:table-row table:style-name="ro1">
          <table:table-cell office:value-type="float" office:value="5.971" calcext:value-type="float">
            <text:p>5.971</text:p>
          </table:table-cell>
          <table:table-cell/>
          <table:table-cell office:value-type="float" office:value="6.511" calcext:value-type="float">
            <text:p>6.511</text:p>
          </table:table-cell>
          <table:table-cell table:number-columns-repeated="6"/>
        </table:table-row>
        <table:table-row table:style-name="ro1">
          <table:table-cell office:value-type="float" office:value="3.922" calcext:value-type="float">
            <text:p>3.922</text:p>
          </table:table-cell>
          <table:table-cell/>
          <table:table-cell office:value-type="float" office:value="3.38" calcext:value-type="float">
            <text:p>3.38</text:p>
          </table:table-cell>
          <table:table-cell table:number-columns-repeated="6"/>
        </table:table-row>
        <table:table-row table:style-name="ro1">
          <table:table-cell office:value-type="float" office:value="3.407" calcext:value-type="float">
            <text:p>3.407</text:p>
          </table:table-cell>
          <table:table-cell/>
          <table:table-cell office:value-type="float" office:value="6.397" calcext:value-type="float">
            <text:p>6.397</text:p>
          </table:table-cell>
          <table:table-cell table:number-columns-repeated="6"/>
        </table:table-row>
        <table:table-row table:style-name="ro1">
          <table:table-cell office:value-type="float" office:value="3.937" calcext:value-type="float">
            <text:p>3.937</text:p>
          </table:table-cell>
          <table:table-cell/>
          <table:table-cell office:value-type="float" office:value="3.804" calcext:value-type="float">
            <text:p>3.804</text:p>
          </table:table-cell>
          <table:table-cell table:number-columns-repeated="6"/>
        </table:table-row>
        <table:table-row table:style-name="ro1">
          <table:table-cell office:value-type="float" office:value="3.22" calcext:value-type="float">
            <text:p>3.22</text:p>
          </table:table-cell>
          <table:table-cell/>
          <table:table-cell office:value-type="float" office:value="6.897" calcext:value-type="float">
            <text:p>6.897</text:p>
          </table:table-cell>
          <table:table-cell table:number-columns-repeated="6"/>
        </table:table-row>
        <table:table-row table:style-name="ro1">
          <table:table-cell office:value-type="float" office:value="6.893" calcext:value-type="float">
            <text:p>6.893</text:p>
          </table:table-cell>
          <table:table-cell/>
          <table:table-cell office:value-type="float" office:value="3.38" calcext:value-type="float">
            <text:p>3.38</text:p>
          </table:table-cell>
          <table:table-cell table:number-columns-repeated="4"/>
          <table:table-cell office:value-type="float" office:value="5.5387" calcext:value-type="float">
            <text:p>5.5387</text:p>
          </table:table-cell>
          <table:table-cell office:value-type="float" office:value="1.41535704564844" calcext:value-type="float">
            <text:p>1.41535704564844</text:p>
          </table:table-cell>
        </table:table-row>
        <table:table-row table:style-name="ro1">
          <table:table-cell office:value-type="float" office:value="2.145" calcext:value-type="float">
            <text:p>2.145</text:p>
          </table:table-cell>
          <table:table-cell/>
          <table:table-cell office:value-type="float" office:value="6.229" calcext:value-type="float">
            <text:p>6.229</text:p>
          </table:table-cell>
          <table:table-cell table:number-columns-repeated="4"/>
          <table:table-cell office:value-type="float" office:value="4.5996" calcext:value-type="float">
            <text:p>4.5996</text:p>
          </table:table-cell>
          <table:table-cell office:value-type="float" office:value="1.59345949291331" calcext:value-type="float">
            <text:p>1.59345949291331</text:p>
          </table:table-cell>
        </table:table-row>
        <table:table-row table:style-name="ro1">
          <table:table-cell office:value-type="float" office:value="6.585" calcext:value-type="float">
            <text:p>6.585</text:p>
          </table:table-cell>
          <table:table-cell/>
          <table:table-cell office:value-type="float" office:value="6.49" calcext:value-type="float">
            <text:p>6.49</text:p>
          </table:table-cell>
          <table:table-cell table:number-columns-repeated="6"/>
        </table:table-row>
        <table:table-row table:style-name="ro1">
          <table:table-cell table:formula="of:=AVERAGE([.A1:.A10])" office:value-type="float" office:value="4.5996" calcext:value-type="float">
            <text:p>4.5996</text:p>
          </table:table-cell>
          <table:table-cell table:style-name="ce1" office:value-type="string" calcext:value-type="string">
            <text:p>mean</text:p>
          </table:table-cell>
          <table:table-cell table:formula="of:=AVERAGE([.C1:.C10])" office:value-type="float" office:value="5.5387" calcext:value-type="float">
            <text:p>5.5387</text:p>
          </table:table-cell>
          <table:table-cell office:value-type="float" office:value="4.5996" calcext:value-type="float">
            <text:p>4.5996</text:p>
          </table:table-cell>
          <table:table-cell table:number-columns-repeated="5"/>
        </table:table-row>
        <table:table-row table:style-name="ro1">
          <table:table-cell table:formula="of:=STDEV([.A1:.A10])" office:value-type="float" office:value="1.59345949291331" calcext:value-type="float">
            <text:p>1.59345949291331</text:p>
          </table:table-cell>
          <table:table-cell table:style-name="ce1" office:value-type="string" calcext:value-type="string">
            <text:p>std</text:p>
          </table:table-cell>
          <table:table-cell table:formula="of:=STDEV([.C1:.C10])" office:value-type="float" office:value="1.41535704564844" calcext:value-type="float">
            <text:p>1.41535704564844</text:p>
          </table:table-cell>
          <table:table-cell office:value-type="float" office:value="1.59345949291331" calcext:value-type="float">
            <text:p>1.59345949291331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formula="of:=COM.MICROSOFT.T.TEST([.A1:.A10];[.C1:.C10]; 2;2)" office:value-type="float" office:value="0.180471626911901" calcext:value-type="float">
            <text:p>0.180471626911901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9T16:33:18.461584625</meta:creation-date>
    <dc:date>2019-11-19T17:01:32.531077769</dc:date>
    <meta:editing-duration>PT18M4S</meta:editing-duration>
    <meta:editing-cycles>1</meta:editing-cycles>
    <meta:document-statistic meta:table-count="1" meta:cell-count="33" meta:object-count="0"/>
    <meta:generator>LibreOffice/6.2.8.2$Linux_X86_64 LibreOffice_project/20$Build-2</meta:generator>
  </office:meta>
</office:document-meta>
</file>